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R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pplic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min_time</text:p>
          </table:table-cell>
          <table:table-cell office:value-type="string" calcext:value-type="string">
            <text:p>max_time</text:p>
          </table:table-cell>
          <table:table-cell office:value-type="string" calcext:value-type="string">
            <text:p>activ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pplication_id</text:p>
          </table:table-cell>
          <table:table-cell office:value-type="string" calcext:value-type="string">
            <text:p>(webhook_url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t(str(random.randint(1000,9999)) + str(int(time.time()*1000000))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u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job_cod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essag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inishe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inished lat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4:12:03.858619046</meta:creation-date>
    <dc:date>2017-02-02T04:05:23.248122059</dc:date>
    <meta:editing-duration>PT3H52M57S</meta:editing-duration>
    <meta:editing-cycles>8</meta:editing-cycles>
    <meta:generator>LibreOffice/5.1.4.2$Linux_X86_64 LibreOffice_project/10m0$Build-2</meta:generator>
    <meta:document-statistic meta:table-count="1" meta:cell-count="27" meta:object-count="0"/>
  </office:meta>
</office:document-meta>
</file>